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30%" draw:textarea-horizontal-align="justify" draw:textarea-vertical-align="middle" draw:auto-grow-height="false" draw:shadow="hidden" draw:shadow-opacity="3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6cm" svg:height="7.8cm" svg:x="2.498cm" svg:y="2.6cm">
          <text:p text:style-name="P1"><text:s text:c="48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3.5cm" svg:height="5.737cm" svg:x="2.59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01cm" svg:height="0.863cm" svg:x="6.699cm" svg:y="3.437cm">
          <text:p text:style-name="P3"><text:span text:style-name="T1">OpenDataBas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701cm" svg:height="0.863cm" svg:x="6.599cm" svg:y="4.837cm">
          <text:p text:style-name="P3"><text:span text:style-name="T1">create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601cm" svg:height="0.963cm" svg:x="6.649cm" svg:y="6.037cm">
          <text:p text:style-name="P3"><text:span text:style-name="T1">populate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5.851cm" svg:height="1.1cm" svg:x="6.649cm" svg:y="8.8cm">
          <text:p text:style-name="P3"><text:span text:style-name="T1">loadSchedu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5.3cm" svg:height="0.963cm" svg:x="2.2cm" svg:y="1.737cm">
          <draw:text-box>
            <text:p text:style-name="P4"><text:span text:style-name="T1">Page: #daily_work</text:span></text:p>
          </draw:text-box>
        </draw:frame>
        <draw:frame draw:style-name="gr3" draw:text-style-name="P3" draw:layer="layout" svg:width="5.8cm" svg:height="0.963cm" svg:x="2.599cm" svg:y="11.037cm">
          <draw:text-box>
            <text:p text:style-name="P4"><text:span text:style-name="T1">Page: #daily_schedule</text:span></text:p>
          </draw:text-box>
        </draw:frame>
        <draw:custom-shape draw:style-name="gr2" draw:text-style-name="P3" draw:layer="layout" svg:width="6.6cm" svg:height="1.9cm" svg:x="6.3cm" svg:y="13.1cm">
          <text:p text:style-name="P3"><text:span text:style-name="T1">querySchedulePerDayDB(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4" draw:id="id4" draw:layer="layout" svg:width="13.6cm" svg:height="7.5cm" svg:x="2.9cm" svg:y="19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099cm" svg:height="0.963cm" svg:x="2.9cm" svg:y="18.837cm">
          <draw:text-box>
            <text:p text:style-name="P4"><text:span text:style-name="T1">Page: #list_students_attendance</text:span></text:p>
          </draw:text-box>
        </draw:frame>
        <draw:custom-shape draw:style-name="gr2" draw:text-style-name="P3" xml:id="id5" draw:id="id5" draw:layer="layout" svg:width="6.6cm" svg:height="1.9cm" svg:x="7.4cm" svg:y="22.763cm">
          <text:p text:style-name="P3"><text:span text:style-name="T1"><text:s/></text:span><text:span text:style-name="T1">studentStat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5.6cm" svg:height="1.9cm" svg:x="6.8cm" svg:y="15.5cm">
          <text:p text:style-name="P3"><text:span text:style-name="T1">listStudentsAttendanc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6cm" svg:height="1.9cm" svg:x="7.4cm" svg:y="20.5cm">
          <text:p text:style-name="P3"><text:span text:style-name="T1">loadStudentAttendanc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3cm" svg:height="1.8cm" svg:x="8.4cm" svg:y="1.2cm">
          <text:p text:style-name="P2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5.601cm" svg:height="0.963cm" svg:x="6.649cm" svg:y="7.3cm">
          <text:p text:style-name="P3"><text:span text:style-name="T1">initialize_dat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0.9cm" svg:x1="12.5cm" svg:y1="9.35cm" svg:x2="16.099cm" svg:y2="14.968cm" draw:start-shape="id1" draw:start-glue-point="7" draw:end-shape="id2" svg:d="m12500 9350h5000v5618h-1401">
          <text:p/>
        </draw:connector>
        <draw:connector draw:style-name="gr4" draw:text-style-name="P2" draw:layer="layout" draw:line-skew="1.099cm" svg:x1="12.4cm" svg:y1="16.45cm" svg:x2="16.5cm" svg:y2="23.65cm" draw:start-shape="id3" draw:start-glue-point="7" draw:end-shape="id4" draw:end-glue-point="1" svg:d="m12400 16450h5700v7200h-1600">
          <text:p/>
        </draw:connector>
        <draw:frame draw:style-name="gr5" draw:text-style-name="P5" draw:layer="layout" svg:width="3.99cm" svg:height="0.725cm" svg:x="14.5cm" svg:y="11cm">
          <draw:text-box>
            <text:p><text:span text:style-name="T2">User selects a day</text:span></text:p>
          </draw:text-box>
        </draw:frame>
        <draw:frame draw:style-name="gr5" draw:text-style-name="P5" draw:layer="layout" svg:width="4.392cm" svg:height="0.725cm" svg:x="15.51cm" svg:y="16.7cm">
          <draw:text-box>
            <text:p><text:span text:style-name="T2">User selects a group</text:span></text:p>
          </draw:text-box>
        </draw:frame>
        <draw:custom-shape draw:style-name="gr2" draw:text-style-name="P3" xml:id="id6" draw:id="id6" draw:layer="layout" svg:width="6.6cm" svg:height="1.9cm" svg:x="7.5cm" svg:y="25.3cm">
          <text:p text:style-name="P3"><text:span text:style-name="T1">updateStudentStat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4.757cm" svg:height="0.725cm" svg:x="2.543cm" svg:y="22.775cm">
          <draw:text-box>
            <text:p><text:span text:style-name="T2">User choose an option</text:span></text:p>
          </draw:text-box>
        </draw:frame>
        <draw:connector draw:style-name="gr4" draw:text-style-name="P2" draw:layer="layout" draw:line-skew="-1.299cm" svg:x1="7.4cm" svg:y1="23.713cm" svg:x2="7.5cm" svg:y2="26.25cm" draw:start-shape="id5" draw:start-glue-point="5" draw:end-shape="id6" draw:end-glue-point="5" svg:d="m7400 23713h-1800v2537h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é S.A.</meta:initial-creator>
    <meta:creation-date>2012-10-21T18:27:12</meta:creation-date>
    <dc:date>2012-10-21T19:22:57</dc:date>
    <dc:creator>José S.A.</dc:creator>
    <meta:editing-duration>PT42M22S</meta:editing-duration>
    <meta:editing-cycles>9</meta:editing-cycles>
    <meta:generator>LibreOffice/3.5$Linux_X86_64 LibreOffice_project/350m1$Build-2</meta:generator>
    <meta:document-statistic meta:object-count="23"/>
  </office:meta>
</office:document-meta>
</file>